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45cm" table:align="center" style:shadow="none"/>
    </style:style>
    <style:style style:name="Table1.A" style:family="table-column">
      <style:table-column-properties style:column-width="5.149cm"/>
    </style:style>
    <style:style style:name="Table1.B" style:family="table-column">
      <style:table-column-properties style:column-width="5.151cm"/>
    </style:style>
    <style:style style:name="Table1.1" style:family="table-row">
      <style:table-row-properties style:row-height="1.101cm"/>
    </style:style>
    <style:style style:name="Table1.A1" style:family="table-cell">
      <style:table-cell-properties style:vertical-align="middle"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97cm" fo:border-left="0.05pt dotted #000000" fo:border-right="0.05pt dotted #000000" fo:border-top="0.05pt dotte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05pt dotted #000000" fo:border-right="0.05pt dotted #000000" fo:border-top="none" fo:border-bottom="none">
        <style:background-image/>
      </style:table-cell-properties>
    </style:style>
    <style:style style:name="Table1.C26" style:family="table-cell">
      <style:table-cell-properties style:vertical-align="middle"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e2" style:family="table">
      <style:table-properties style:width="15cm" fo:break-before="page" table:align="left"/>
    </style:style>
    <style:style style:name="Table2.A" style:family="table-column">
      <style:table-column-properties style:column-width="4.999cm"/>
    </style:style>
    <style:style style:name="Table2.B" style:family="table-column">
      <style:table-column-properties style:column-width="5.001cm"/>
    </style:style>
    <style:style style:name="Table2.1" style:family="table-row">
      <style:table-row-properties style:min-row-height="1.799cm"/>
    </style:style>
    <style:style style:name="Table2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2.C1" style:family="table-cell">
      <style:table-cell-properties fo:background-color="transparent" fo:padding="0.097cm" fo:border="0.05pt dotte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2.C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Roboto" fo:font-size="26pt" officeooo:rsid="00173b3f" officeooo:paragraph-rsid="00173b3f" style:font-size-asian="22.75pt" style:font-size-complex="26pt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26pt" officeooo:rsid="00194a02" officeooo:paragraph-rsid="00194a02" style:font-size-asian="22.75pt" style:font-size-complex="26pt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8pt" officeooo:rsid="0014a67e" officeooo:paragraph-rsid="0018b593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18pt" officeooo:rsid="00194a02" officeooo:paragraph-rsid="00194a02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8b593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0pt" officeooo:rsid="001674be" officeooo:paragraph-rsid="0018b593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8b593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0pt" officeooo:rsid="0018b593" officeooo:paragraph-rsid="0018b593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10pt" officeooo:rsid="0014a67e" officeooo:paragraph-rsid="0018b593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0pt" officeooo:rsid="001771ae" officeooo:paragraph-rsid="0018b593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0pt" officeooo:rsid="0018b593" officeooo:paragraph-rsid="0018b593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1pt" officeooo:rsid="0018b593" officeooo:paragraph-rsid="0018b593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13pt" officeooo:rsid="0014a67e" officeooo:paragraph-rsid="0018b593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3pt" officeooo:rsid="0018b593" officeooo:paragraph-rsid="0018b593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24pt" officeooo:rsid="00194a02" officeooo:paragraph-rsid="00194a02" style:font-size-asian="24pt" style:font-size-complex="24pt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20pt" officeooo:rsid="00194a02" officeooo:paragraph-rsid="00194a02" style:font-size-asian="20pt" style:font-size-complex="20pt"/>
    </style:style>
    <style:style style:name="P17" style:family="paragraph" style:parent-style-name="Standard">
      <style:text-properties officeooo:paragraph-rsid="0018b593"/>
    </style:style>
    <style:style style:name="P18" style:family="paragraph" style:parent-style-name="Standard">
      <style:paragraph-properties fo:break-before="page"/>
      <style:text-properties officeooo:paragraph-rsid="0018b593"/>
    </style:style>
    <style:style style:name="P19" style:family="paragraph" style:parent-style-name="Table_20_Contents">
      <style:paragraph-properties fo:text-align="center" style:justify-single-word="false"/>
      <style:text-properties style:font-name="Roboto" fo:font-size="11pt" officeooo:rsid="0018b593" officeooo:paragraph-rsid="0018b593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24pt" officeooo:rsid="001ad246" officeooo:paragraph-rsid="001ad246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style:font-name="Roboto" fo:font-size="14pt" officeooo:rsid="001ad246" officeooo:paragraph-rsid="001ad246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Roboto" fo:font-size="14pt" officeooo:rsid="001ad246" officeooo:paragraph-rsid="001b036f" style:font-size-asian="14pt" style:font-size-complex="14pt"/>
    </style:style>
    <style:style style:name="T1" style:family="text">
      <style:text-properties officeooo:rsid="001674be"/>
    </style:style>
    <style:style style:name="T2" style:family="text">
      <style:text-properties officeooo:rsid="0018b593"/>
    </style:style>
    <style:style style:name="T3" style:family="text">
      <style:text-properties officeooo:rsid="001b03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0">M2 x 5</text:p>
          </table:table-cell>
          <table:table-cell table:style-name="Table1.A1" office:value-type="string">
            <text:p text:style-name="P20">M2 x 5</text:p>
          </table:table-cell>
          <table:table-cell table:style-name="Table1.C1" office:value-type="string">
            <text:p text:style-name="P20">M2 x 8</text:p>
          </table:table-cell>
        </table:table-row>
        <table:table-row table:style-name="Table1.1">
          <table:table-cell table:style-name="Table1.A2" office:value-type="string">
            <text:p text:style-name="P20">M2 x 8</text:p>
          </table:table-cell>
          <table:table-cell table:style-name="Table1.A2" office:value-type="string">
            <text:p text:style-name="P20">M2 x 10</text:p>
          </table:table-cell>
          <table:table-cell table:style-name="Table1.C2" office:value-type="string">
            <text:p text:style-name="P20">M2 x 10</text:p>
          </table:table-cell>
        </table:table-row>
        <table:table-row table:style-name="Table1.1">
          <table:table-cell table:style-name="Table1.A2" office:value-type="string">
            <text:p text:style-name="P20">M2 x 16</text:p>
          </table:table-cell>
          <table:table-cell table:style-name="Table1.A2" office:value-type="string">
            <text:p text:style-name="P20">M2 x 16</text:p>
          </table:table-cell>
          <table:table-cell table:style-name="Table1.C2" office:value-type="string">
            <text:p text:style-name="P20">M2 Muttern</text:p>
          </table:table-cell>
        </table:table-row>
        <table:table-row table:style-name="Table1.1">
          <table:table-cell table:style-name="Table1.A2" office:value-type="string">
            <text:p text:style-name="P20">M3 x 5</text:p>
          </table:table-cell>
          <table:table-cell table:style-name="Table1.A2" office:value-type="string">
            <text:p text:style-name="P20">M3 x 5</text:p>
          </table:table-cell>
          <table:table-cell table:style-name="Table1.C2" office:value-type="string">
            <text:p text:style-name="P20">M3 x 6</text:p>
          </table:table-cell>
        </table:table-row>
        <table:table-row table:style-name="Table1.1">
          <table:table-cell table:style-name="Table1.A2" office:value-type="string">
            <text:p text:style-name="P20">M3 x 8</text:p>
          </table:table-cell>
          <table:table-cell table:style-name="Table1.A2" office:value-type="string">
            <text:p text:style-name="P20">M3 x 8</text:p>
          </table:table-cell>
          <table:table-cell table:style-name="Table1.C2" office:value-type="string">
            <text:p text:style-name="P20">M3 x 10</text:p>
          </table:table-cell>
        </table:table-row>
        <table:table-row table:style-name="Table1.1">
          <table:table-cell table:style-name="Table1.A2" office:value-type="string">
            <text:p text:style-name="P20">M3 x 10</text:p>
          </table:table-cell>
          <table:table-cell table:style-name="Table1.A2" office:value-type="string">
            <text:p text:style-name="P20">M3 x 12</text:p>
          </table:table-cell>
          <table:table-cell table:style-name="Table1.C2" office:value-type="string">
            <text:p text:style-name="P20">M3 x 12</text:p>
          </table:table-cell>
        </table:table-row>
        <table:table-row table:style-name="Table1.1">
          <table:table-cell table:style-name="Table1.A2" office:value-type="string">
            <text:p text:style-name="P20">M3 x 15</text:p>
          </table:table-cell>
          <table:table-cell table:style-name="Table1.A2" office:value-type="string">
            <text:p text:style-name="P20">M3 x 16</text:p>
          </table:table-cell>
          <table:table-cell table:style-name="Table1.C2" office:value-type="string">
            <text:p text:style-name="P20">M3 x 16</text:p>
          </table:table-cell>
        </table:table-row>
        <table:table-row table:style-name="Table1.1">
          <table:table-cell table:style-name="Table1.A2" office:value-type="string">
            <text:p text:style-name="P20">M<text:span text:style-name="T3">3</text:span> x <text:span text:style-name="T3">20</text:span></text:p>
          </table:table-cell>
          <table:table-cell table:style-name="Table1.A2" office:value-type="string">
            <text:p text:style-name="P20">M<text:span text:style-name="T3">3</text:span> x <text:span text:style-name="T3">20</text:span></text:p>
          </table:table-cell>
          <table:table-cell table:style-name="Table1.C2" office:value-type="string">
            <text:p text:style-name="P20">M<text:span text:style-name="T3">3 Muttern</text:span></text:p>
          </table:table-cell>
        </table:table-row>
        <table:table-row table:style-name="Table1.1">
          <table:table-cell table:style-name="Table1.A2" office:value-type="string">
            <text:p text:style-name="P21">M<text:span text:style-name="T3">3</text:span> <text:span text:style-name="T3">Unterlegscheiben</text:span></text:p>
          </table:table-cell>
          <table:table-cell table:style-name="Table1.A2" office:value-type="string">
            <text:p text:style-name="P20">M<text:span text:style-name="T3">4</text:span> x 5</text:p>
          </table:table-cell>
          <table:table-cell table:style-name="Table1.C2" office:value-type="string">
            <text:p text:style-name="P20">M<text:span text:style-name="T3">4</text:span> x 5</text:p>
          </table:table-cell>
        </table:table-row>
        <table:table-row table:style-name="Table1.1">
          <table:table-cell table:style-name="Table1.A2" office:value-type="string">
            <text:p text:style-name="P20">M<text:span text:style-name="T3">4</text:span> x <text:span text:style-name="T3">8</text:span></text:p>
          </table:table-cell>
          <table:table-cell table:style-name="Table1.A2" office:value-type="string">
            <text:p text:style-name="P20">M<text:span text:style-name="T3">4</text:span> x <text:span text:style-name="T3">8</text:span></text:p>
          </table:table-cell>
          <table:table-cell table:style-name="Table1.C2" office:value-type="string">
            <text:p text:style-name="P20">M<text:span text:style-name="T3">4</text:span> x <text:span text:style-name="T3">10</text:span></text:p>
          </table:table-cell>
        </table:table-row>
        <table:table-row table:style-name="Table1.1">
          <table:table-cell table:style-name="Table1.A2" office:value-type="string">
            <text:p text:style-name="P20">M<text:span text:style-name="T3">4</text:span> x <text:span text:style-name="T3">10</text:span></text:p>
          </table:table-cell>
          <table:table-cell table:style-name="Table1.A2" office:value-type="string">
            <text:p text:style-name="P20">M<text:span text:style-name="T3">4</text:span> x <text:span text:style-name="T3">12</text:span></text:p>
          </table:table-cell>
          <table:table-cell table:style-name="Table1.C2" office:value-type="string">
            <text:p text:style-name="P20">M<text:span text:style-name="T3">4</text:span> x <text:span text:style-name="T3">12</text:span></text:p>
          </table:table-cell>
        </table:table-row>
        <table:table-row table:style-name="Table1.1">
          <table:table-cell table:style-name="Table1.A2" office:value-type="string">
            <text:p text:style-name="P20">M<text:span text:style-name="T3">4</text:span> x <text:span text:style-name="T3">16</text:span></text:p>
          </table:table-cell>
          <table:table-cell table:style-name="Table1.A2" office:value-type="string">
            <text:p text:style-name="P20">M<text:span text:style-name="T3">4</text:span> x <text:span text:style-name="T3">16</text:span></text:p>
          </table:table-cell>
          <table:table-cell table:style-name="Table1.C2" office:value-type="string">
            <text:p text:style-name="P20">M<text:span text:style-name="T3">4</text:span> x <text:span text:style-name="T3">20</text:span></text:p>
          </table:table-cell>
        </table:table-row>
        <table:table-row table:style-name="Table1.1">
          <table:table-cell table:style-name="Table1.A2" office:value-type="string">
            <text:p text:style-name="P20">M<text:span text:style-name="T3">4</text:span> x <text:span text:style-name="T3">20</text:span></text:p>
          </table:table-cell>
          <table:table-cell table:style-name="Table1.A2" office:value-type="string">
            <text:p text:style-name="P22">M<text:span text:style-name="T3">4</text:span> <text:span text:style-name="T3">Unterlegscheiben</text:span></text:p>
          </table:table-cell>
          <table:table-cell table:style-name="Table1.C2" office:value-type="string">
            <text:p text:style-name="P20">M<text:span text:style-name="T3">4 Muttern</text:span></text:p>
          </table:table-cell>
        </table:table-row>
        <table:table-row table:style-name="Table1.1">
          <table:table-cell table:style-name="Table1.A2" office:value-type="string">
            <text:p text:style-name="P20">M<text:span text:style-name="T3">4</text:span> x <text:span text:style-name="T3">40</text:span></text:p>
          </table:table-cell>
          <table:table-cell table:style-name="Table1.A2" office:value-type="string">
            <text:p text:style-name="P20">M<text:span text:style-name="T3">5</text:span> <text:span text:style-name="T3">Muttern</text:span></text:p>
          </table:table-cell>
          <table:table-cell table:style-name="Table1.C2" office:value-type="string">
            <text:p text:style-name="P20">M<text:span text:style-name="T3">5</text:span> <text:span text:style-name="T3">Divers</text:span>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ext:soft-page-break/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"/>
          </table:table-cell>
          <table:table-cell table:style-name="Table1.C26" office:value-type="string">
            <text:p text:style-name="P1"/>
          </table:table-cell>
        </table:table-row>
      </table:table>
      <text:p text:style-name="Standard"/>
      <text:p text:style-name="P18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2">Alu Elko</text:p>
            <text:p text:style-name="P3">1 µF</text:p>
            <text:p text:style-name="P8">25 V / 40 V</text:p>
          </table:table-cell>
          <table:table-cell table:style-name="Table2.A1" office:value-type="string">
            <text:p text:style-name="P12">Alu Elko</text:p>
            <text:p text:style-name="P3">2,2 µF</text:p>
            <text:p text:style-name="P9"/>
          </table:table-cell>
          <table:table-cell table:style-name="Table2.C1" office:value-type="string">
            <text:p text:style-name="P12">Alu Elko</text:p>
            <text:p text:style-name="P3">4,7 µF</text:p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2">Alu Elko</text:p>
            <text:p text:style-name="P3"><text:span text:style-name="T1">10</text:span> µF</text:p>
            <text:p text:style-name="P6"><text:span text:style-name="T2">2</text:span>5 V</text:p>
          </table:table-cell>
          <table:table-cell table:style-name="Table2.A2" office:value-type="string">
            <text:p text:style-name="P12">Alu Elko</text:p>
            <text:p text:style-name="P3"><text:span text:style-name="T2">15</text:span> µF</text:p>
            <text:p text:style-name="P6"><text:span text:style-name="T2">16 </text:span>V</text:p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2">Alu Elko</text:p>
            <text:p text:style-name="P3"><text:span text:style-name="T1">100</text:span> µF</text:p>
            <text:p text:style-name="P5"><text:span text:style-name="T1">25</text:span> V / <text:span text:style-name="T1">50 V</text:span></text:p>
          </table:table-cell>
          <table:table-cell table:style-name="Table2.A2" office:value-type="string">
            <text:p text:style-name="P12">Alu Elko</text:p>
            <text:p text:style-name="P3"><text:span text:style-name="T1">220</text:span> µF</text:p>
            <text:p text:style-name="P7">16 V / 40 V / 63 V</text:p>
          </table:table-cell>
          <table:table-cell table:style-name="Table2.C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2">Folienkondensatoren</text:p>
            <text:p text:style-name="P13"><text:span text:style-name="T2">0,01 / 0,015 / 0,022</text:span> µF</text:p>
            <text:p text:style-name="P8">400 V</text:p>
          </table:table-cell>
          <table:table-cell table:style-name="Table2.A2" office:value-type="string">
            <text:p text:style-name="P12">Folienkondensatoren</text:p>
            <text:p text:style-name="P14">0,033/0,047/0,063 µF</text:p>
            <text:p text:style-name="P10"><text:span text:style-name="T2">400 </text:span>V / <text:span text:style-name="T2">250 V / 250 V</text:span></text:p>
          </table:table-cell>
          <table:table-cell table:style-name="Table2.C2" office:value-type="string">
            <text:p text:style-name="P12">Folienkondensatoren</text:p>
            <text:p text:style-name="P14">0,1 / 0,15 / 0,22 µF</text:p>
            <text:p text:style-name="P5"><text:span text:style-name="T2">250</text:span> V</text:p>
          </table:table-cell>
        </table:table-row>
        <table:table-row table:style-name="Table2.1">
          <table:table-cell table:style-name="Table2.A2" office:value-type="string">
            <text:p text:style-name="P12">Folienkondensatoren</text:p>
            <text:p text:style-name="P14">0,33 / 0,47 µF</text:p>
            <text:p text:style-name="P7">25<text:span text:style-name="T2">0</text:span> V</text:p>
          </table:table-cell>
          <table:table-cell table:style-name="Table2.A2" office:value-type="string">
            <text:p text:style-name="P12">Folienkondensatoren</text:p>
            <text:p text:style-name="P14">1 / 1,5 µF</text:p>
            <text:p text:style-name="P7">25<text:span text:style-name="T2">0</text:span> V / 63 V</text:p>
          </table:table-cell>
          <table:table-cell table:style-name="Table2.C2" office:value-type="string">
            <text:p text:style-name="P12">Folienkondensatoren</text:p>
            <text:p text:style-name="P14">4,7 µF</text:p>
            <text:p text:style-name="P10"><text:span text:style-name="T2">50</text:span> V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13:28.878374403</meta:creation-date>
    <meta:print-date>2020-11-21T09:25:54.871000000</meta:print-date>
    <dc:date>2020-12-23T20:14:06.376861450</dc:date>
    <meta:editing-duration>PT2H47M9S</meta:editing-duration>
    <meta:editing-cycles>8</meta:editing-cycles>
    <meta:generator>LibreOffice/5.2.3.3$Linux_X86_64 LibreOffice_project/d54a8868f08a7b39642414cf2c8ef2f228f780cf</meta:generator>
    <meta:document-statistic meta:table-count="2" meta:image-count="0" meta:object-count="0" meta:page-count="4" meta:paragraph-count="79" meta:word-count="220" meta:character-count="720" meta:non-whitespace-character-count="579"/>
  </office:meta>
</office:document-meta>
</file>